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style:row-height="0.801cm"/>
    </style:style>
    <style:style style:name="Tabelle1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elle1.2" style:family="table-row">
      <style:table-row-properties style:row-height="2cm"/>
    </style:style>
    <style:style style:name="Tabelle1.A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Tabelle1.3" style:family="table-row">
      <style:table-row-properties style:row-height="0.4cm"/>
    </style:style>
    <style:style style:name="Tabelle1.A3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>
        <style:tab-stops>
          <style:tab-stop style:position="14.9cm"/>
          <style:tab-stop style:position="16cm"/>
          <style:tab-stop style:position="16.3cm"/>
          <style:tab-stop style:position="18.2cm"/>
        </style:tab-stops>
      </style:paragraph-properties>
    </style:style>
    <style:style style:name="P2" style:family="paragraph" style:parent-style-name="Text_20_body">
      <style:paragraph-properties fo:margin-top="0cm" fo:margin-bottom="0cm">
        <style:tab-stops>
          <style:tab-stop style:position="2.6cm"/>
          <style:tab-stop style:position="2.9cm"/>
          <style:tab-stop style:position="15.9cm"/>
          <style:tab-stop style:position="17.2cm"/>
          <style:tab-stop style:position="17.5cm"/>
        </style:tab-stops>
      </style:paragraph-properties>
      <style:text-properties style:font-name="Arial"/>
    </style:style>
    <style:style style:name="P3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7cm"/>
          <style:tab-stop style:position="14.101cm"/>
          <style:tab-stop style:position="15cm"/>
        </style:tab-stops>
      </style:paragraph-properties>
      <style:text-properties style:font-name="Arial"/>
    </style:style>
    <style:style style:name="P4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051cm"/>
          <style:tab-stop style:position="13.4cm"/>
        </style:tab-stops>
      </style:paragraph-properties>
      <style:text-properties style:font-name="Arial"/>
    </style:style>
    <style:style style:name="P5" style:family="paragraph" style:parent-style-name="Text_20_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2.101cm"/>
          <style:tab-stop style:position="3cm"/>
          <style:tab-stop style:position="4.501cm"/>
          <style:tab-stop style:position="6.301cm"/>
          <style:tab-stop style:position="6.9cm"/>
          <style:tab-stop style:position="7.451cm"/>
          <style:tab-stop style:position="9.8cm" style:type="right"/>
          <style:tab-stop style:position="10.102cm"/>
          <style:tab-stop style:position="10.65cm"/>
          <style:tab-stop style:position="12.901cm" style:type="right"/>
          <style:tab-stop style:position="13.4cm"/>
          <style:tab-stop style:position="14.051cm"/>
          <style:tab-stop style:position="15.7cm"/>
          <style:tab-stop style:position="16.05cm"/>
          <style:tab-stop style:position="16.45cm"/>
          <style:tab-stop style:position="16.799cm"/>
          <style:tab-stop style:position="18.9cm" style:type="right"/>
        </style:tab-stops>
      </style:paragraph-properties>
      <style:text-properties style:font-name="Arial1" fo:font-size="7pt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2.101cm"/>
          <style:tab-stop style:position="3cm"/>
          <style:tab-stop style:position="4.501cm"/>
          <style:tab-stop style:position="6.301cm"/>
          <style:tab-stop style:position="6.9cm"/>
          <style:tab-stop style:position="7.451cm"/>
          <style:tab-stop style:position="9.901cm" style:type="right"/>
          <style:tab-stop style:position="10.102cm"/>
          <style:tab-stop style:position="10.65cm"/>
          <style:tab-stop style:position="12.901cm" style:type="right"/>
          <style:tab-stop style:position="13.4cm"/>
          <style:tab-stop style:position="14.051cm"/>
          <style:tab-stop style:position="15.7cm"/>
          <style:tab-stop style:position="16.05cm"/>
          <style:tab-stop style:position="16.45cm"/>
          <style:tab-stop style:position="16.799cm"/>
          <style:tab-stop style:position="18.9cm" style:type="right"/>
        </style:tab-stops>
      </style:paragraph-properties>
      <style:text-properties style:font-name="Arial1" fo:font-size="7pt"/>
    </style:style>
    <style:style style:name="P7" style:family="paragraph" style:parent-style-name="Table_20_Contents">
      <style:paragraph-properties fo:line-height="115%">
        <style:tab-stops>
          <style:tab-stop style:position="2cm"/>
        </style:tab-stops>
      </style:paragraph-properties>
      <style:text-properties style:font-name="Arial"/>
    </style:style>
    <style:style style:name="P8" style:family="paragraph" style:parent-style-name="Text_20_body">
      <style:paragraph-properties fo:margin-top="0cm" fo:margin-bottom="0cm">
        <style:tab-stops>
          <style:tab-stop style:position="2.6cm"/>
          <style:tab-stop style:position="2.9cm"/>
          <style:tab-stop style:position="15.9cm"/>
          <style:tab-stop style:position="17.2cm"/>
          <style:tab-stop style:position="17.5cm"/>
        </style:tab-stops>
      </style:paragraph-properties>
      <style:text-properties style:font-name="Arial"/>
    </style:style>
    <style:style style:name="P9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7cm"/>
          <style:tab-stop style:position="14.101cm"/>
          <style:tab-stop style:position="15cm"/>
        </style:tab-stops>
      </style:paragraph-properties>
      <style:text-properties style:font-name="Arial"/>
    </style:style>
    <style:style style:name="P10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051cm"/>
          <style:tab-stop style:position="13.4cm"/>
        </style:tab-stops>
      </style:paragraph-properties>
      <style:text-properties style:font-name="Arial"/>
    </style:style>
    <style:style style:name="T1" style:family="text">
      <style:text-properties style:font-name="Arial1" fo:font-size="20pt" fo:font-weight="bold"/>
    </style:style>
    <style:style style:name="T2" style:family="text">
      <style:text-properties style:font-name="Arial1" fo:font-size="7pt"/>
    </style:style>
    <style:style style:name="T3" style:family="text">
      <style:text-properties style:font-name="Arial1" fo:font-size="10pt"/>
    </style:style>
    <style:style style:name="T4" style:family="text">
      <style:text-properties style:font-name="Arial1" fo:font-size="18pt" fo:font-weight="bold"/>
    </style:style>
    <style:style style:name="T5" style:family="text">
      <style:text-properties style:font-name="Wingdings 2" fo:font-size="9pt"/>
    </style:style>
    <style:style style:name="T6" style:family="text">
      <style:text-properties fo:font-size="7pt" fo:language="de" fo:country="DE"/>
    </style:style>
    <style:style style:name="T7" style:family="text">
      <style:text-properties fo:font-size="7pt" fo:language="de" fo:country="DE" fo:font-weight="bold"/>
    </style:style>
    <style:style style:name="T8" style:family="text">
      <style:text-properties fo:font-size="7pt" fo:language="de" fo:country="DE" style:font-size-asian="7pt" style:font-size-complex="7pt"/>
    </style:style>
    <style:style style:name="T9" style:family="text">
      <style:text-properties fo:font-size="7pt" fo:font-weight="bold"/>
    </style:style>
    <style:style style:name="T10" style:family="text">
      <style:text-properties fo:font-size="7pt" fo:font-weight="normal" style:font-weight-asian="normal" style:font-weight-complex="normal"/>
    </style:style>
    <style:style style:name="T11" style:family="text">
      <style:text-properties fo:font-size="9pt"/>
    </style:style>
    <style:style style:name="T12" style:family="text">
      <style:text-properties fo:font-size="9pt" fo:language="de" fo:country="DE"/>
    </style:style>
    <style:style style:name="T13" style:family="text">
      <style:text-properties fo:font-size="9pt" fo:language="de" fo:country="DE" style:font-size-asian="9pt" style:font-size-complex="9pt"/>
    </style:style>
    <style:style style:name="T14" style:family="text">
      <style:text-properties fo:font-size="9pt" fo:language="fr" fo:country="CH"/>
    </style:style>
    <style:style style:name="T15" style:family="text">
      <style:text-properties fo:font-size="9pt" fo:language="fr" fo:country="CH" style:font-size-asian="9pt" style:font-size-complex="9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Wingdings 21" fo:font-size="9pt"/>
    </style:style>
    <style:style style:name="T18" style:family="text">
      <style:text-properties style:font-name="Wingdings 21" fo:font-size="9pt" fo:language="de" fo:country="DE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text:span text:style-name="T1">[Titel]<text:tab/></text:span><text:span text:style-name="T2">Release<text:tab/></text:span><text:span text:style-name="T5">¡<text:tab/></text:span><text:span text:style-name="T3">4.0<text:tab/></text:span><text:span text:style-name="T4">M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7">Dokument<text:tab/></text:span><text:span text:style-name="T17">¡</text:span><text:span text:style-name="T11"><text:tab/></text:span><text:span text:style-name="T12">[F1]<text:tab/></text:span><text:span text:style-name="T7">Seite<text:tab/></text:span><text:span text:style-name="T18">¡</text:span><text:span text:style-name="T11"><text:tab/></text:span><text:span text:style-name="T12">01</text:span></text:p>
            <text:p text:style-name="P3"><text:span text:style-name="T7">Rechnungssteller<text:tab/></text:span><text:span text:style-name="T6">EAN-Nr.<text:tab/></text:span><text:span text:style-name="T17">¡</text:span><text:span text:style-name="T11"><text:tab/></text:span><text:span text:style-name="T12">[Rechnungssteller.EAN]</text:span><text:span text:style-name="T8"><text:tab/></text:span><text:span text:style-name="T6">[Rechnungssteller.Name] [Rechnungssteller.Vorname]<text:tab/>[Rechnungssteller.Strasse]<text:tab/>[Rechnungssteller.Plz]<text:tab/>[Rechnungssteller.Ort]</text:span></text:p>
            <text:p text:style-name="P4"><text:span text:style-name="T6"><text:tab/>ZSR-Nr.<text:tab/></text:span><text:span text:style-name="T17">¡</text:span><text:span text:style-name="T11"><text:tab/></text:span><text:span text:style-name="T12">[Rechnungssteller.KSK]<text:tab/></text:span><text:span text:style-name="T6">Tel. [Rechnungssteller.Telefon1]<text:tab/>Fax [Rechnungssteller.Fax]<text:tab/>E-Mail: [Rechnungssteller.E-Mail]</text:span></text:p>
            <text:p text:style-name="P3"><text:span text:style-name="T7">Leistungserbringer<text:tab/></text:span><text:span text:style-name="T6">EAN-Nr.<text:tab/></text:span><text:span text:style-name="T17">¡</text:span><text:span text:style-name="T11"><text:tab/></text:span><text:span text:style-name="T12">[Rechnungssteller.EAN]</text:span><text:span text:style-name="T8"><text:tab/></text:span><text:span text:style-name="T6">[Rechnungssteller.Name] [Rechnungssteller.Vorname]<text:tab/>[Rechnungssteller.Strasse]<text:tab/>[Rechnungssteller.Plz]<text:tab/>[Rechnungssteller.Ort]</text:span></text:p>
            <text:p text:style-name="P4"><text:span text:style-name="T6"><text:tab/>ZSR-Nr./NIF<text:tab/></text:span><text:span text:style-name="T17">¡</text:span><text:span text:style-name="T11"><text:tab/></text:span><text:span text:style-name="T12">[Rechnungssteller.KS</text:span><text:span text:style-name="T13">K] /</text:span><text:span text:style-name="T16"> </text:span><text:span text:style-name="T15">[</text:span><text:span text:style-name="T13">Rechnungssteller.</text:span><text:span text:style-name="T14">NIF]<text:tab/></text:span><text:span text:style-name="T6">Tel. [Rechnungssteller.Telefon1]<text:tab/>Fax [Rechnungssteller.Fax]<text:tab/>E-Mail: [Rechnungssteller.E-Mail]</text:span></text:p>
          </table:table-cell>
        </table:table-row>
        <table:table-row table:style-name="Tabelle1.3">
          <table:table-cell table:style-name="Tabelle1.A3" office:value-type="string">
            <text:p text:style-name="P7"><text:span text:style-name="T9">Patient<text:tab/></text:span><text:span text:style-name="T10">[Patient.Name] [Patient.Vorname], [Patient.Geburtsdatum]</text:span></text:p>
          </table:table-cell>
        </table:table-row>
      </table:table>
      <text:p text:style-name="P5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6">[Rechnungszeile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1:38:07.83</meta:creation-date>
    <dc:date>2014-06-05T09:49:56.44</dc:date>
    <meta:editing-duration>PT1H57M52S</meta:editing-duration>
    <meta:editing-cycles>8</meta:editing-cycles>
    <meta:generator>OpenOffice/4.0.1$Win32 OpenOffice.org_project/401m5$Build-9714</meta:generator>
    <meta:document-statistic meta:table-count="1" meta:image-count="0" meta:object-count="0" meta:page-count="1" meta:paragraph-count="9" meta:word-count="76" meta:character-count="865"/>
  </office:meta>
</office:document-meta>
</file>